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000536181769954662" calcext:value-type="float">
            <text:p>0.000536181769955</text:p>
          </table:table-cell>
          <table:table-cell office:value-type="float" office:value="0.000858288122496257" calcext:value-type="float">
            <text:p>0.000858288122496</text:p>
          </table:table-cell>
          <table:table-cell office:value-type="float" office:value="0.000695225899107754" calcext:value-type="float">
            <text:p>0.00069522589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" office:value-type="float" office:value="0.000376816790473337" calcext:value-type="float">
            <text:p>0.000376816790473</text:p>
          </table:table-cell>
          <table:table-cell office:value-type="float" office:value="0.000333747409361725" calcext:value-type="float">
            <text:p>0.000333747409362</text:p>
          </table:table-cell>
          <table:table-cell office:value-type="float" office:value="0.000300904241157696" calcext:value-type="float">
            <text:p>0.000300904241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000817094172816724" calcext:value-type="float">
            <text:p>0.000817094172817</text:p>
          </table:table-cell>
          <table:table-cell table:style-name="ce1" office:value-type="float" office:value="0.000451089581474662" calcext:value-type="float">
            <text:p>0.000451089581475</text:p>
          </table:table-cell>
          <table:table-cell office:value-type="float" office:value="0.000650996284093708" calcext:value-type="float">
            <text:p>0.000650996284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00599585007876158" calcext:value-type="float">
            <text:p>0.000599585007876</text:p>
          </table:table-cell>
          <table:table-cell office:value-type="float" office:value="0.000365599378710613" calcext:value-type="float">
            <text:p>0.000365599378711</text:p>
          </table:table-cell>
          <table:table-cell office:value-type="float" office:value="0.000345618755090982" calcext:value-type="float">
            <text:p>0.000345618755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0.000635952281299979" calcext:value-type="float">
            <text:p>0.0006359522813</text:p>
          </table:table-cell>
          <table:table-cell office:value-type="float" office:value="0.000375337287550792" calcext:value-type="float">
            <text:p>0.000375337287551</text:p>
          </table:table-cell>
          <table:table-cell office:value-type="float" office:value="0.00035765566281043" calcext:value-type="float">
            <text:p>0.00035765566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0.000649864959996194" calcext:value-type="float">
            <text:p>0.000649864959996</text:p>
          </table:table-cell>
          <table:table-cell office:value-type="float" office:value="0.000364891020581126" calcext:value-type="float">
            <text:p>0.000364891020581</text:p>
          </table:table-cell>
          <table:table-cell office:value-type="float" office:value="0.000319324928568676" calcext:value-type="float">
            <text:p>0.000319324928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9T15:40:32.396609874</dc:date>
    <meta:editing-duration>PT1M27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